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21mm"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data-style-name="N99"/>
  </office:automatic-styles>
  <office:body>
    <office:spreadsheet>
      <table:calculation-settings table:automatic-find-labels="false"/>
      <table:table table:name="Лист1" table:style-name="ta1">
        <table:table-column table:style-name="co1" table:number-columns-repeated="4" table:default-cell-style-name="Default"/>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38" calcext:value-type="float">
            <text:p>38</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39" calcext:value-type="float">
            <text:p>39</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40" calcext:value-type="float">
            <text:p>40</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41" calcext:value-type="float">
            <text:p>4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42" calcext:value-type="float">
            <text:p>42</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45" calcext:value-type="float">
            <text:p>45</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46" calcext:value-type="float">
            <text:p>46</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47" calcext:value-type="float">
            <text:p>47</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48" calcext:value-type="float">
            <text:p>48</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60" calcext:value-type="float">
            <text:p>60</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61" calcext:value-type="float">
            <text:p>6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62" calcext:value-type="float">
            <text:p>62</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63" calcext:value-type="float">
            <text:p>63</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65" calcext:value-type="float">
            <text:p>65</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67" calcext:value-type="float">
            <text:p>67</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69" calcext:value-type="float">
            <text:p>69</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70" calcext:value-type="float">
            <text:p>70</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71" calcext:value-type="float">
            <text:p>7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72" calcext:value-type="float">
            <text:p>72</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74" calcext:value-type="float">
            <text:p>74</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75" calcext:value-type="float">
            <text:p>75</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76" calcext:value-type="float">
            <text:p>76</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77" calcext:value-type="float">
            <text:p>77</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78" calcext:value-type="float">
            <text:p>78</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79" calcext:value-type="float">
            <text:p>79</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80" calcext:value-type="float">
            <text:p>80</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81" calcext:value-type="float">
            <text:p>8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 calcext:value-type="float">
            <text:p>3</text:p>
          </table:table-cell>
          <table:table-cell office:value-type="float" office:value="82" calcext:value-type="float">
            <text:p>82</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6" calcext:value-type="float">
            <text:p>36</text:p>
          </table:table-cell>
          <table:table-cell office:value-type="float" office:value="87" calcext:value-type="float">
            <text:p>87</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6" calcext:value-type="float">
            <text:p>36</text:p>
          </table:table-cell>
          <table:table-cell office:value-type="float" office:value="88" calcext:value-type="float">
            <text:p>88</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6" calcext:value-type="float">
            <text:p>36</text:p>
          </table:table-cell>
          <table:table-cell office:value-type="float" office:value="89" calcext:value-type="float">
            <text:p>89</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6" calcext:value-type="float">
            <text:p>36</text:p>
          </table:table-cell>
          <table:table-cell office:value-type="float" office:value="90" calcext:value-type="float">
            <text:p>90</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6" calcext:value-type="float">
            <text:p>36</text:p>
          </table:table-cell>
          <table:table-cell office:value-type="float" office:value="91" calcext:value-type="float">
            <text:p>9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6" calcext:value-type="float">
            <text:p>36</text:p>
          </table:table-cell>
          <table:table-cell office:value-type="float" office:value="103" calcext:value-type="float">
            <text:p>103</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6" calcext:value-type="float">
            <text:p>36</text:p>
          </table:table-cell>
          <table:table-cell office:value-type="float" office:value="106" calcext:value-type="float">
            <text:p>106</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158" calcext:value-type="float">
            <text:p>158</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0" calcext:value-type="float">
            <text:p>30</text:p>
          </table:table-cell>
          <table:table-cell office:value-type="float" office:value="186" calcext:value-type="float">
            <text:p>186</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192" calcext:value-type="float">
            <text:p>192</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205" calcext:value-type="float">
            <text:p>205</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206" calcext:value-type="float">
            <text:p>206</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2" calcext:value-type="float">
            <text:p>32</text:p>
          </table:table-cell>
          <table:table-cell office:value-type="float" office:value="214" calcext:value-type="float">
            <text:p>214</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218" calcext:value-type="float">
            <text:p>218</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219" calcext:value-type="float">
            <text:p>219</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224" calcext:value-type="float">
            <text:p>224</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244" calcext:value-type="float">
            <text:p>244</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251" calcext:value-type="float">
            <text:p>25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7" calcext:value-type="float">
            <text:p>37</text:p>
          </table:table-cell>
          <table:table-cell office:value-type="float" office:value="276" calcext:value-type="float">
            <text:p>276</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278" calcext:value-type="float">
            <text:p>278</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7" calcext:value-type="float">
            <text:p>37</text:p>
          </table:table-cell>
          <table:table-cell office:value-type="float" office:value="283" calcext:value-type="float">
            <text:p>283</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7" calcext:value-type="float">
            <text:p>37</text:p>
          </table:table-cell>
          <table:table-cell office:value-type="float" office:value="284" calcext:value-type="float">
            <text:p>284</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7" calcext:value-type="float">
            <text:p>37</text:p>
          </table:table-cell>
          <table:table-cell office:value-type="float" office:value="286" calcext:value-type="float">
            <text:p>286</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291" calcext:value-type="float">
            <text:p>29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304" calcext:value-type="float">
            <text:p>304</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38" calcext:value-type="float">
            <text:p>38</text:p>
          </table:table-cell>
          <table:table-cell office:value-type="float" office:value="319" calcext:value-type="float">
            <text:p>319</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320" calcext:value-type="float">
            <text:p>320</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321" calcext:value-type="float">
            <text:p>32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327" calcext:value-type="float">
            <text:p>327</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341" calcext:value-type="float">
            <text:p>34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342" calcext:value-type="float">
            <text:p>342</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28" calcext:value-type="float">
            <text:p>28</text:p>
          </table:table-cell>
          <table:table-cell office:value-type="float" office:value="351" calcext:value-type="float">
            <text:p>35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28" calcext:value-type="float">
            <text:p>28</text:p>
          </table:table-cell>
          <table:table-cell office:value-type="float" office:value="354" calcext:value-type="float">
            <text:p>354</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356" calcext:value-type="float">
            <text:p>356</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363" calcext:value-type="float">
            <text:p>363</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370" calcext:value-type="float">
            <text:p>370</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78" calcext:value-type="float">
            <text:p>78</text:p>
          </table:table-cell>
          <table:table-cell office:value-type="float" office:value="412" calcext:value-type="float">
            <text:p>412</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78" calcext:value-type="float">
            <text:p>78</text:p>
          </table:table-cell>
          <table:table-cell office:value-type="float" office:value="413" calcext:value-type="float">
            <text:p>413</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78" calcext:value-type="float">
            <text:p>78</text:p>
          </table:table-cell>
          <table:table-cell office:value-type="float" office:value="416" calcext:value-type="float">
            <text:p>416</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78" calcext:value-type="float">
            <text:p>78</text:p>
          </table:table-cell>
          <table:table-cell office:value-type="float" office:value="419" calcext:value-type="float">
            <text:p>419</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420" calcext:value-type="float">
            <text:p>420</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78" calcext:value-type="float">
            <text:p>78</text:p>
          </table:table-cell>
          <table:table-cell office:value-type="float" office:value="421" calcext:value-type="float">
            <text:p>42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78" calcext:value-type="float">
            <text:p>78</text:p>
          </table:table-cell>
          <table:table-cell office:value-type="float" office:value="423" calcext:value-type="float">
            <text:p>423</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78" calcext:value-type="float">
            <text:p>78</text:p>
          </table:table-cell>
          <table:table-cell office:value-type="float" office:value="424" calcext:value-type="float">
            <text:p>424</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78" calcext:value-type="float">
            <text:p>78</text:p>
          </table:table-cell>
          <table:table-cell office:value-type="float" office:value="425" calcext:value-type="float">
            <text:p>425</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426" calcext:value-type="float">
            <text:p>426</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78" calcext:value-type="float">
            <text:p>78</text:p>
          </table:table-cell>
          <table:table-cell office:value-type="float" office:value="427" calcext:value-type="float">
            <text:p>427</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78" calcext:value-type="float">
            <text:p>78</text:p>
          </table:table-cell>
          <table:table-cell office:value-type="float" office:value="428" calcext:value-type="float">
            <text:p>428</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431" calcext:value-type="float">
            <text:p>43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5" calcext:value-type="float">
            <text:p>15</text:p>
          </table:table-cell>
          <table:table-cell office:value-type="float" office:value="456" calcext:value-type="float">
            <text:p>456</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01" calcext:value-type="float">
            <text:p>50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03" calcext:value-type="float">
            <text:p>503</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06" calcext:value-type="float">
            <text:p>506</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08" calcext:value-type="float">
            <text:p>508</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09" calcext:value-type="float">
            <text:p>509</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10" calcext:value-type="float">
            <text:p>510</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11" calcext:value-type="float">
            <text:p>511</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14" calcext:value-type="float">
            <text:p>514</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15" calcext:value-type="float">
            <text:p>515</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16" calcext:value-type="float">
            <text:p>516</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18" calcext:value-type="float">
            <text:p>518</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22" calcext:value-type="float">
            <text:p>522</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23" calcext:value-type="float">
            <text:p>523</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24" calcext:value-type="float">
            <text:p>524</text:p>
          </table:table-cell>
        </table:table-row>
        <table:table-row table:style-name="ro1">
          <table:table-cell office:value-type="float" office:value="1" calcext:value-type="float">
            <text:p>1</text:p>
          </table:table-cell>
          <table:table-cell office:value-type="float" office:value="60" calcext:value-type="float">
            <text:p>60</text:p>
          </table:table-cell>
          <table:table-cell office:value-type="float" office:value="1" calcext:value-type="float">
            <text:p>1</text:p>
          </table:table-cell>
          <table:table-cell office:value-type="float" office:value="527" calcext:value-type="float">
            <text:p>527</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2" calcext:value-type="float">
            <text:p>12</text:p>
          </table:table-cell>
          <table:table-cell office:value-type="float" office:value="38" calcext:value-type="float">
            <text:p>38</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2" calcext:value-type="float">
            <text:p>12</text:p>
          </table:table-cell>
          <table:table-cell office:value-type="float" office:value="39" calcext:value-type="float">
            <text:p>39</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2" calcext:value-type="float">
            <text:p>12</text:p>
          </table:table-cell>
          <table:table-cell office:value-type="float" office:value="40" calcext:value-type="float">
            <text:p>40</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2" calcext:value-type="float">
            <text:p>12</text:p>
          </table:table-cell>
          <table:table-cell office:value-type="float" office:value="41" calcext:value-type="float">
            <text:p>41</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2" calcext:value-type="float">
            <text:p>12</text:p>
          </table:table-cell>
          <table:table-cell office:value-type="float" office:value="42" calcext:value-type="float">
            <text:p>42</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 calcext:value-type="float">
            <text:p>5</text:p>
          </table:table-cell>
          <table:table-cell office:value-type="float" office:value="45" calcext:value-type="float">
            <text:p>45</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 calcext:value-type="float">
            <text:p>5</text:p>
          </table:table-cell>
          <table:table-cell office:value-type="float" office:value="46" calcext:value-type="float">
            <text:p>46</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 calcext:value-type="float">
            <text:p>5</text:p>
          </table:table-cell>
          <table:table-cell office:value-type="float" office:value="47" calcext:value-type="float">
            <text:p>47</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 calcext:value-type="float">
            <text:p>5</text:p>
          </table:table-cell>
          <table:table-cell office:value-type="float" office:value="48" calcext:value-type="float">
            <text:p>48</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7" calcext:value-type="float">
            <text:p>7</text:p>
          </table:table-cell>
          <table:table-cell office:value-type="float" office:value="60" calcext:value-type="float">
            <text:p>60</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9" calcext:value-type="float">
            <text:p>9</text:p>
          </table:table-cell>
          <table:table-cell office:value-type="float" office:value="61" calcext:value-type="float">
            <text:p>61</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6" calcext:value-type="float">
            <text:p>36</text:p>
          </table:table-cell>
          <table:table-cell office:value-type="float" office:value="62" calcext:value-type="float">
            <text:p>62</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7" calcext:value-type="float">
            <text:p>17</text:p>
          </table:table-cell>
          <table:table-cell office:value-type="float" office:value="63" calcext:value-type="float">
            <text:p>63</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6" calcext:value-type="float">
            <text:p>6</text:p>
          </table:table-cell>
          <table:table-cell office:value-type="float" office:value="65" calcext:value-type="float">
            <text:p>65</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8" calcext:value-type="float">
            <text:p>8</text:p>
          </table:table-cell>
          <table:table-cell office:value-type="float" office:value="67" calcext:value-type="float">
            <text:p>67</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5" calcext:value-type="float">
            <text:p>15</text:p>
          </table:table-cell>
          <table:table-cell office:value-type="float" office:value="69" calcext:value-type="float">
            <text:p>69</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0" calcext:value-type="float">
            <text:p>40</text:p>
          </table:table-cell>
          <table:table-cell office:value-type="float" office:value="70" calcext:value-type="float">
            <text:p>70</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0" calcext:value-type="float">
            <text:p>10</text:p>
          </table:table-cell>
          <table:table-cell office:value-type="float" office:value="71" calcext:value-type="float">
            <text:p>71</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0" calcext:value-type="float">
            <text:p>10</text:p>
          </table:table-cell>
          <table:table-cell office:value-type="float" office:value="72" calcext:value-type="float">
            <text:p>72</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 calcext:value-type="float">
            <text:p>4</text:p>
          </table:table-cell>
          <table:table-cell office:value-type="float" office:value="74" calcext:value-type="float">
            <text:p>74</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 calcext:value-type="float">
            <text:p>4</text:p>
          </table:table-cell>
          <table:table-cell office:value-type="float" office:value="75" calcext:value-type="float">
            <text:p>75</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6" calcext:value-type="float">
            <text:p>16</text:p>
          </table:table-cell>
          <table:table-cell office:value-type="float" office:value="76" calcext:value-type="float">
            <text:p>76</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2" calcext:value-type="float">
            <text:p>42</text:p>
          </table:table-cell>
          <table:table-cell office:value-type="float" office:value="77" calcext:value-type="float">
            <text:p>77</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3" calcext:value-type="float">
            <text:p>13</text:p>
          </table:table-cell>
          <table:table-cell office:value-type="float" office:value="78" calcext:value-type="float">
            <text:p>78</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 calcext:value-type="float">
            <text:p>2</text:p>
          </table:table-cell>
          <table:table-cell office:value-type="float" office:value="79" calcext:value-type="float">
            <text:p>79</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 calcext:value-type="float">
            <text:p>2</text:p>
          </table:table-cell>
          <table:table-cell office:value-type="float" office:value="80" calcext:value-type="float">
            <text:p>80</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 calcext:value-type="float">
            <text:p>2</text:p>
          </table:table-cell>
          <table:table-cell office:value-type="float" office:value="81" calcext:value-type="float">
            <text:p>81</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 calcext:value-type="float">
            <text:p>2</text:p>
          </table:table-cell>
          <table:table-cell office:value-type="float" office:value="82" calcext:value-type="float">
            <text:p>82</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9" calcext:value-type="float">
            <text:p>49</text:p>
          </table:table-cell>
          <table:table-cell office:value-type="float" office:value="87" calcext:value-type="float">
            <text:p>87</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9" calcext:value-type="float">
            <text:p>49</text:p>
          </table:table-cell>
          <table:table-cell office:value-type="float" office:value="88" calcext:value-type="float">
            <text:p>88</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9" calcext:value-type="float">
            <text:p>49</text:p>
          </table:table-cell>
          <table:table-cell office:value-type="float" office:value="89" calcext:value-type="float">
            <text:p>89</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9" calcext:value-type="float">
            <text:p>49</text:p>
          </table:table-cell>
          <table:table-cell office:value-type="float" office:value="90" calcext:value-type="float">
            <text:p>90</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9" calcext:value-type="float">
            <text:p>49</text:p>
          </table:table-cell>
          <table:table-cell office:value-type="float" office:value="91" calcext:value-type="float">
            <text:p>91</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0" calcext:value-type="float">
            <text:p>50</text:p>
          </table:table-cell>
          <table:table-cell office:value-type="float" office:value="103" calcext:value-type="float">
            <text:p>103</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1" calcext:value-type="float">
            <text:p>51</text:p>
          </table:table-cell>
          <table:table-cell office:value-type="float" office:value="106" calcext:value-type="float">
            <text:p>106</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4" calcext:value-type="float">
            <text:p>24</text:p>
          </table:table-cell>
          <table:table-cell office:value-type="float" office:value="158" calcext:value-type="float">
            <text:p>158</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8" calcext:value-type="float">
            <text:p>28</text:p>
          </table:table-cell>
          <table:table-cell office:value-type="float" office:value="186" calcext:value-type="float">
            <text:p>186</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1" calcext:value-type="float">
            <text:p>21</text:p>
          </table:table-cell>
          <table:table-cell office:value-type="float" office:value="192" calcext:value-type="float">
            <text:p>192</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7" calcext:value-type="float">
            <text:p>27</text:p>
          </table:table-cell>
          <table:table-cell office:value-type="float" office:value="205" calcext:value-type="float">
            <text:p>205</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7" calcext:value-type="float">
            <text:p>27</text:p>
          </table:table-cell>
          <table:table-cell office:value-type="float" office:value="206" calcext:value-type="float">
            <text:p>206</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79" calcext:value-type="float">
            <text:p>79</text:p>
          </table:table-cell>
          <table:table-cell office:value-type="float" office:value="214" calcext:value-type="float">
            <text:p>214</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2" calcext:value-type="float">
            <text:p>32</text:p>
          </table:table-cell>
          <table:table-cell office:value-type="float" office:value="218" calcext:value-type="float">
            <text:p>218</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2" calcext:value-type="float">
            <text:p>32</text:p>
          </table:table-cell>
          <table:table-cell office:value-type="float" office:value="219" calcext:value-type="float">
            <text:p>219</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5" calcext:value-type="float">
            <text:p>25</text:p>
          </table:table-cell>
          <table:table-cell office:value-type="float" office:value="224" calcext:value-type="float">
            <text:p>224</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0" calcext:value-type="float">
            <text:p>20</text:p>
          </table:table-cell>
          <table:table-cell office:value-type="float" office:value="244" calcext:value-type="float">
            <text:p>244</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2" calcext:value-type="float">
            <text:p>22</text:p>
          </table:table-cell>
          <table:table-cell office:value-type="float" office:value="251" calcext:value-type="float">
            <text:p>251</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6" calcext:value-type="float">
            <text:p>16</text:p>
          </table:table-cell>
          <table:table-cell office:value-type="float" office:value="276" calcext:value-type="float">
            <text:p>276</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7" calcext:value-type="float">
            <text:p>37</text:p>
          </table:table-cell>
          <table:table-cell office:value-type="float" office:value="278" calcext:value-type="float">
            <text:p>278</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0" calcext:value-type="float">
            <text:p>30</text:p>
          </table:table-cell>
          <table:table-cell office:value-type="float" office:value="283" calcext:value-type="float">
            <text:p>283</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 calcext:value-type="float">
            <text:p>5</text:p>
          </table:table-cell>
          <table:table-cell office:value-type="float" office:value="284" calcext:value-type="float">
            <text:p>284</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 calcext:value-type="float">
            <text:p>5</text:p>
          </table:table-cell>
          <table:table-cell office:value-type="float" office:value="286" calcext:value-type="float">
            <text:p>286</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3" calcext:value-type="float">
            <text:p>33</text:p>
          </table:table-cell>
          <table:table-cell office:value-type="float" office:value="291" calcext:value-type="float">
            <text:p>291</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3" calcext:value-type="float">
            <text:p>43</text:p>
          </table:table-cell>
          <table:table-cell office:value-type="float" office:value="304" calcext:value-type="float">
            <text:p>304</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5" calcext:value-type="float">
            <text:p>15</text:p>
          </table:table-cell>
          <table:table-cell office:value-type="float" office:value="319" calcext:value-type="float">
            <text:p>319</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8" calcext:value-type="float">
            <text:p>38</text:p>
          </table:table-cell>
          <table:table-cell office:value-type="float" office:value="320" calcext:value-type="float">
            <text:p>320</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8" calcext:value-type="float">
            <text:p>38</text:p>
          </table:table-cell>
          <table:table-cell office:value-type="float" office:value="321" calcext:value-type="float">
            <text:p>321</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1" calcext:value-type="float">
            <text:p>31</text:p>
          </table:table-cell>
          <table:table-cell office:value-type="float" office:value="327" calcext:value-type="float">
            <text:p>327</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9" calcext:value-type="float">
            <text:p>29</text:p>
          </table:table-cell>
          <table:table-cell office:value-type="float" office:value="341" calcext:value-type="float">
            <text:p>341</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9" calcext:value-type="float">
            <text:p>29</text:p>
          </table:table-cell>
          <table:table-cell office:value-type="float" office:value="342" calcext:value-type="float">
            <text:p>342</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5" calcext:value-type="float">
            <text:p>55</text:p>
          </table:table-cell>
          <table:table-cell office:value-type="float" office:value="351" calcext:value-type="float">
            <text:p>351</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3" calcext:value-type="float">
            <text:p>33</text:p>
          </table:table-cell>
          <table:table-cell office:value-type="float" office:value="354" calcext:value-type="float">
            <text:p>354</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8" calcext:value-type="float">
            <text:p>28</text:p>
          </table:table-cell>
          <table:table-cell office:value-type="float" office:value="356" calcext:value-type="float">
            <text:p>356</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6" calcext:value-type="float">
            <text:p>26</text:p>
          </table:table-cell>
          <table:table-cell office:value-type="float" office:value="363" calcext:value-type="float">
            <text:p>363</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4" calcext:value-type="float">
            <text:p>34</text:p>
          </table:table-cell>
          <table:table-cell office:value-type="float" office:value="370" calcext:value-type="float">
            <text:p>370</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8" calcext:value-type="float">
            <text:p>58</text:p>
          </table:table-cell>
          <table:table-cell office:value-type="float" office:value="412" calcext:value-type="float">
            <text:p>412</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8" calcext:value-type="float">
            <text:p>58</text:p>
          </table:table-cell>
          <table:table-cell office:value-type="float" office:value="413" calcext:value-type="float">
            <text:p>413</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4" calcext:value-type="float">
            <text:p>34</text:p>
          </table:table-cell>
          <table:table-cell office:value-type="float" office:value="416" calcext:value-type="float">
            <text:p>416</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7" calcext:value-type="float">
            <text:p>47</text:p>
          </table:table-cell>
          <table:table-cell office:value-type="float" office:value="419" calcext:value-type="float">
            <text:p>419</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62" calcext:value-type="float">
            <text:p>62</text:p>
          </table:table-cell>
          <table:table-cell office:value-type="float" office:value="420" calcext:value-type="float">
            <text:p>420</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3" calcext:value-type="float">
            <text:p>53</text:p>
          </table:table-cell>
          <table:table-cell office:value-type="float" office:value="421" calcext:value-type="float">
            <text:p>421</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4" calcext:value-type="float">
            <text:p>54</text:p>
          </table:table-cell>
          <table:table-cell office:value-type="float" office:value="423" calcext:value-type="float">
            <text:p>423</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5" calcext:value-type="float">
            <text:p>55</text:p>
          </table:table-cell>
          <table:table-cell office:value-type="float" office:value="424" calcext:value-type="float">
            <text:p>424</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4" calcext:value-type="float">
            <text:p>14</text:p>
          </table:table-cell>
          <table:table-cell office:value-type="float" office:value="425" calcext:value-type="float">
            <text:p>425</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6" calcext:value-type="float">
            <text:p>56</text:p>
          </table:table-cell>
          <table:table-cell office:value-type="float" office:value="426" calcext:value-type="float">
            <text:p>426</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7" calcext:value-type="float">
            <text:p>57</text:p>
          </table:table-cell>
          <table:table-cell office:value-type="float" office:value="427" calcext:value-type="float">
            <text:p>427</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6" calcext:value-type="float">
            <text:p>46</text:p>
          </table:table-cell>
          <table:table-cell office:value-type="float" office:value="428" calcext:value-type="float">
            <text:p>428</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9" calcext:value-type="float">
            <text:p>59</text:p>
          </table:table-cell>
          <table:table-cell office:value-type="float" office:value="431" calcext:value-type="float">
            <text:p>431</text:p>
          </table:table-cell>
        </table:table-row>
        <table:table-row table:style-name="ro1">
          <table:table-cell office:value-type="float" office:value="2" calcext:value-type="float">
            <text:p>2</text:p>
          </table:table-cell>
          <table:table-cell table:number-columns-repeated="2" office:value-type="float" office:value="60" calcext:value-type="float">
            <text:p>60</text:p>
          </table:table-cell>
          <table:table-cell office:value-type="float" office:value="456" calcext:value-type="float">
            <text:p>456</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7" calcext:value-type="float">
            <text:p>7</text:p>
          </table:table-cell>
          <table:table-cell office:value-type="float" office:value="501" calcext:value-type="float">
            <text:p>501</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7" calcext:value-type="float">
            <text:p>17</text:p>
          </table:table-cell>
          <table:table-cell office:value-type="float" office:value="503" calcext:value-type="float">
            <text:p>503</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6" calcext:value-type="float">
            <text:p>6</text:p>
          </table:table-cell>
          <table:table-cell office:value-type="float" office:value="506" calcext:value-type="float">
            <text:p>506</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8" calcext:value-type="float">
            <text:p>8</text:p>
          </table:table-cell>
          <table:table-cell office:value-type="float" office:value="508" calcext:value-type="float">
            <text:p>508</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5" calcext:value-type="float">
            <text:p>15</text:p>
          </table:table-cell>
          <table:table-cell office:value-type="float" office:value="509" calcext:value-type="float">
            <text:p>509</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0" calcext:value-type="float">
            <text:p>40</text:p>
          </table:table-cell>
          <table:table-cell office:value-type="float" office:value="510" calcext:value-type="float">
            <text:p>510</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0" calcext:value-type="float">
            <text:p>10</text:p>
          </table:table-cell>
          <table:table-cell office:value-type="float" office:value="511" calcext:value-type="float">
            <text:p>511</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4" calcext:value-type="float">
            <text:p>4</text:p>
          </table:table-cell>
          <table:table-cell office:value-type="float" office:value="514" calcext:value-type="float">
            <text:p>514</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6" calcext:value-type="float">
            <text:p>16</text:p>
          </table:table-cell>
          <table:table-cell office:value-type="float" office:value="515" calcext:value-type="float">
            <text:p>515</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5" calcext:value-type="float">
            <text:p>35</text:p>
          </table:table-cell>
          <table:table-cell office:value-type="float" office:value="516" calcext:value-type="float">
            <text:p>516</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2" calcext:value-type="float">
            <text:p>12</text:p>
          </table:table-cell>
          <table:table-cell office:value-type="float" office:value="518" calcext:value-type="float">
            <text:p>518</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13" calcext:value-type="float">
            <text:p>13</text:p>
          </table:table-cell>
          <table:table-cell office:value-type="float" office:value="522" calcext:value-type="float">
            <text:p>522</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2" calcext:value-type="float">
            <text:p>2</text:p>
          </table:table-cell>
          <table:table-cell office:value-type="float" office:value="523" calcext:value-type="float">
            <text:p>523</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5" calcext:value-type="float">
            <text:p>5</text:p>
          </table:table-cell>
          <table:table-cell office:value-type="float" office:value="524" calcext:value-type="float">
            <text:p>524</text:p>
          </table:table-cell>
        </table:table-row>
        <table:table-row table:style-name="ro1">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float" office:value="527" calcext:value-type="float">
            <text:p>527</text:p>
          </table:table-cell>
        </table:table-row>
      </table:table>
      <table:table table:name="Лист2" table:style-name="ta1">
        <table:table-column table:style-name="co1" table:number-columns-repeated="5" table:default-cell-style-name="Default"/>
        <table:table-column table:style-name="co1" table:default-cell-style-name="ce1"/>
        <table:table-row table:style-name="ro2">
          <table:table-cell office:value-type="string" calcext:value-type="string">
            <text:p>INSERT INTO route_points (sortOrder, timeForLoadingOperations, pointID, routeID) VALUES (1, 60, 1, 38), (1, 60, 1, 39), (1, 60, 1, 40), (1, 60, 1, 41), (1, 60, 1, 42), (1, 60, 1, 45), (1, 60, 1, 46), (1, 60, 1, 47), (1, 60, 1, 48), (1, 60, 3, 60), (1, 60, 3, 61), (1, 60, 1, 62), (1, 60, 3, 63), (1, 60, 3, 65), (1, 60, 3, 67), (1, 60, 3, 69), (1, 60, 3, 70), (1, 60, 3, 71), (1, 60, 3, 72), (1, 60, 3, 74), (1, 60, 3, 75), (1, 60, 3, 76), (1, 60, 3, 77), (1, 60, 3, 78), (1, 60, 3, 79), (1, 60, 3, 80), (1, 60, 3, 81), (1, 60, 3, 82), (1, 60, 36, 87), (1, 60, 36, 88), (1, 60, 36, 89), (1, 60, 36, 90), (1, 60, 36, 91), (1, 60, 36, 103), (1, 60, 36, 106), (1, 60, 15, 158), (1, 60, 30, 186), (1, 60, 15, 192), (1, 60, 15, 205), (1, 60, 15, 206), (1, 60, 32, 214), (1, 60, 15, 218), (1, 60, 15, 219), (1, 60, 15, 224), (1, 60, 15, 244), (1, 60, 15, 251), (1, 60, 37, 276), (1, 60, 15, 278), (1, 60, 37, 283), (1, 60, 37, 284), (1, 60, 37, 286), (1, 60, 15, 291), (1, 60, 15, 304), (1, 60, 38, 319), (1, 60, 15, 320), (1, 60, 15, 321), (1, 60, 15, 327), (1, 60, 15, 341), (1, 60, 15, 342), (1, 60, 28, 351), (1, 60, 28, 354), (1, 60, 15, 356), (1, 60, 15, 363), (1, 60, 15, 370), (1, 60, 78, 412), (1, 60, 78, 413), (1, 60, 78, 416), (1, 60, 78, 419), (1, 60, 15, 420), (1, 60, 78, 421), (1, 60, 78, 423), (1, 60, 78, 424), (1, 60, 78, 425), (1, 60, 15, 426), (1, 60, 78, 427), (1, 60, 78, 428), (1, 60, 15, 431), (1, 60, 15, 456), (1, 60, 1, 501), (1, 60, 1, 503), (1, 60, 1, 506), (1, 60, 1, 508), (1, 60, 1, 509), (1, 60, 1, 510), (1, 60, 1, 511), (1, 60, 1, 514), (1, 60, 1, 515), (1, 60, 1, 516), (1, 60, 1, 518), (1, 60, 1, 522), (1, 60, 1, 523), (1, 60, 1, 524), (1, 60, 1, 527), (2, 60, 12, 38), (2, 60, 12, 39), (2, 60, 12, 40), (2, 60, 12, 41), (2, 60, 12, 42), (2, 60, 5, 45), (2, 60, 5, 46), (2, 60, 5, 47), (2, 60, 5, 48), (2, 60, 7, 60), (2, 60, 9, 61), (2, 60, 36, 62), (2, 60, 17, 63), (2, 60, 6, 65), (2, 60, 8, 67), (2, 60, 15, 69), (2, 60, 40, 70), (2, 60, 10, 71), (2, 60, 10, 72), (2, 60, 4, 74), (2, 60, 4, 75), (2, 60, 16, 76), (2, 60, 42, 77), (2, 60, 13, 78), (2, 60, 2, 79), (2, 60, 2, 80), (2, 60, 2, 81), (2, 60, 2, 82), (2, 60, 49, 87), (2, 60, 49, 88), (2, 60, 49, 89), (2, 60, 49, 90), (2, 60, 49, 91), (2, 60, 50, 103), (2, 60, 51, 106), (2, 60, 24, 158), (2, 60, 28, 186), (2, 60, 21, 192), (2, 60, 27, 205), (2, 60, 27, 206), (2, 60, 79, 214), (2, 60, 32, 218), (2, 60, 32, 219), (2, 60, 25, 224), (2, 60, 20, 244), (2, 60, 22, 251), (2, 60, 16, 276), (2, 60, 37, 278), (2, 60, 30, 283), (2, 60, 5, 284), (2, 60, 5, 286), (2, 60, 33, 291), (2, 60, 43, 304), (2, 60, 15, 319), (2, 60, 38, 320), (2, 60, 38, 321), (2, 60, 31, 327), (2, 60, 29, 341), (2, 60, 29, 342), (2, 60, 55, 351), (2, 60, 33, 354), (2, 60, 28, 356), (2, 60, 26, 363), (2, 60, 34, 370), (2, 60, 58, 412), (2, 60, 58, 413), (2, 60, 34, 416), (2, 60, 47, 419), (2, 60, 62, 420), (2, 60, 53, 421), (2, 60, 54, 423), (2, 60, 55, 424), (2, 60, 14, 425), (2, 60, 56, 426), (2, 60, 57, 427), (2, 60, 46, 428), (2, 60, 59, 431), (2, 60, 60, 456), (2, 60, 7, 501), (2, 60, 17, 503), (2, 60, 6, 506), (2, 60, 8, 508), (2, 60, 15, 509), (2, 60, 40, 510), (2, 60, 10, 511), (2, 60, 4, 514), (2, 60, 16, 515), (2, 60, 35, 516), (2, 60, 12, 518), (2, 60, 13, 522), (2, 60, 2, 523), (2, 60, 5, 524), (2, 60, 3, 527), (1, 60, 1, 1), (1, 60, 1, 2), (1, 60, 1, 3), (1, 60, 1, 4), (1, 60, 1, 5), (1, 60, 1, 6), (1, 60, 1, 7), (1, 60, 1, 8), (1, 60, 1, 9), (1, 60, 1, 10), (1, 60, 1, 11), (1, 60, 1, 12), (1, 60, 1, 13), (1, 60, 1, 14), (1, 60, 1, 15), (1, 60, 1, 16), (1, 60, 1, 17), (1, 60, 1, 18), (1, 60, 1, 19), (1, 60, 1, 20), (1, 60, 44, 23), (1, 60, 44, 24), (1, 60, 44, 25), (1, 60, 44, 26), (1, 60, 44, 27), (1, 60, 44, 28), (1, 60, 44, 29), (1, 60, 44, 30), (1, 60, 44, 31), (1, 60, 44, 32), (1, 60, 44, 33), (1, 60, 44, 34), (1, 60, 44, 35), (1, 60, 44, 36), (1, 60, 44, 37), (1, 60, 3, 50), (1, 60, 3, 51), (1, 60, 3, 52), (1, 60, 3, 53), (1, 60, 3, 54), (1, 60, 3, 55), (1, 60, 3, 56), (1, 60, 3, 57), (1, 60, 15, 58), (1, 60, 3, 59), (1, 60, 3, 64), (1, 60, 3, 66), (1, 60, 3, 68), (1, 60, 3, 73), (1, 60, 36, 84), (1, 60, 36, 85), (1, 60, 36, 86), (1, 60, 36, 92), (1, 60, 36, 93), (1, 60, 36, 94), (1, 60, 36, 95), (1, 60, 36, 96), (1, 60, 36, 97), (1, 60, 36, 98), (1, 60, 36, 99), (1, 60, 36, 100), (1, 60, 36, 101), (1, 60, 36, 102), (1, 60, 36, 104), (1, 60, 36, 105), (1, 60, 36, 107), (1, 60, 15, 108), (1, 60, 15, 110), (1, 60, 15, 111), (1, 60, 15, 112), (1, 60, 15, 113), (1, 60, 15, 114), (1, 60, 15, 115), (1, 60, 15, 116), (1, 60, 15, 118), (1, 60, 15, 119), (1, 60, 15, 120), (1, 60, 15, 121), (1, 60, 15, 122), (1, 60, 15, 123), (1, 60, 15, 124), (1, 60, 15, 125), (1, 60, 15, 126), (1, 60, 15, 127), (1, 60, 15, 128), (1, 60, 15, 129), (1, 60, 15, 130), (1, 60, 15, 131), (1, 60, 15, 132), (1, 60, 15, 133), (1, 60, 15, 134), (1, 60, 15, 135), (1, 60, 15, 136), (1, 60, 15, 137), (1, 60, 15, 138), (1, 60, 15, 139), (1, 60, 19, 140), (1, 60, 19, 141), (1, 60, 19, 142), (1, 60, 19, 143), (1, 60, 19, 144), (1, 60, 19, 145), (1, 60, 19, 146), (1, 60, 19, 147), (1, 60, 19, 148), (1, 60, 19, 149), (1, 60, 19, 150), (1, 60, 19, 151), (1, 60, 19, 152), (1, 60, 19, 153), (1, 60, 19, 154), (1, 60, 19, 155), (1, 60, 19, 156), (1, 60, 24, 157), (1, 60, 24, 159), (1, 60, 24, 160), (1, 60, 24, 161), (1, 60, 24, 162), (1, 60, 24, 163), (1, 60, 79, 164), (1, 60, 79, 165), (1, 60, 79, 166), (1, 60, 79, 167), (1, 60, 79, 168), (1, 60, 79, 169), (1, 60, 15, 170), (1, 60, 23, 171), (1, 60, 23, 172), (1, 60, 23, 173), (1, 60, 23, 174), (1, 60, 23, 175), (1, 60, 23, 176), (1, 60, 30, 177), (1, 60, 30, 178), (1, 60, 30, 179), (1, 60, 30, 180), (1, 60, 30, 181), (1, 60, 30, 182), (1, 60, 30, 183), (1, 60, 30, 184), (1, 60, 30, 185), (1, 60, 30, 187), (1, 60, 30, 188), (1, 60, 30, 189), (1, 60, 30, 190), (1, 60, 30, 191), (1, 60, 21, 193), (1, 60, 21, 194), (1, 60, 21, 195), (1, 60, 21, 196), (1, 60, 21, 197), (1, 60, 21, 198), (1, 60, 27, 199), (1, 60, 27, 200), (1, 60, 27, 201), (1, 60, 27, 202), (1, 60, 27, 203), (1, 60, 27, 204), (1, 60, 27, 207), (1, 60, 27, 208), (1, 60, 27, 209), (1, 60, 27, 210), (1, 60, 27, 211), (1, 60, 27, 212), (1, 60, 27, 213), (1, 60, 32, 215), (1, 60, 32, 216), (1, 60, 32, 217), (1, 60, 32, 220), (1, 60, 32, 222), (1, 60, 32, 223), (1, 60, 25, 225), (1, 60, 25, 226), (1, 60, 25, 227), (1, 60, 25, 228), (1, 60, 25, 229), (1, 60, 25, 230), (1, 60, 25, 231), (1, 60, 25, 232), (1, 60, 25, 233), (1, 60, 25, 234), (1, 60, 25, 235), (1, 60, 25, 236), (1, 60, 25, 237), (1, 60, 25, 238), (1, 60, 25, 239), (1, 60, 25, 240), (1, 60, 25, 241), (1, 60, 25, 242), (1, 60, 25, 243), (1, 60, 20, 245), (1, 60, 20, 246), (1, 60, 20, 247), (1, 60, 20, 248), (1, 60, 20, 249), (1, 60, 20, 250), (1, 60, 22, 252), (1, 60, 22, 253), (1, 60, 22, 254), (1, 60, 22, 255), (1, 60, 22, 256), (1, 60, 22, 257), (1, 60, 22, 258), (1, 60, 22, 259), (1, 60, 22, 260), (1, 60, 22, 261), (1, 60, 22, 262), (1, 60, 22, 263), (1, 60, 22, 264), (1, 60, 22, 265), (1, 60, 22, 266), (1, 60, 22, 267), (1, 60, 15, 268), (1, 60, 37, 269), (1, 60, 37, 270), (1, 60, 37, 271), (1, 60, 37, 272), (1, 60, 37, 273), (1, 60, 37, 274), (1, 60, 37, 275), (1, 60, 37, 279), (1, 60, 37, 280), (1, 60, 37, 281), (1, 60, 37, 282), (1, 60, 37, 285), (1, 60, 37, 287), (1, 60, 33, 288), (1, 60, 33, 289), (1, 60, 33, 290), (1, 60, 33, 292), (1, 60, 43, 293), (1, 60, 43, 294), (1, 60, 43, 295), (1, 60, 43, 296), (1, 60, 43, 297), (1, 60, 43, 298), (1, 60, 43, 299), (1, 60, 43, 300), (1, 60, 43, 301), (1, 60, 43, 302), (1, 60, 43, 303), (1, 60, 43, 305), (1, 60, 43, 306), (1, 60, 43, 307), (1, 60, 43, 308), (1, 60, 78, 309), (1, 60, 78, 310), (1, 60, 38, 311), (1, 60, 38, 312), (1, 60, 38, 313), (1, 60, 38, 314), (1, 60, 38, 315), (1, 60, 38, 316), (1, 60, 38, 317), (1, 60, 38, 318), (1, 60, 31, 322), (1, 60, 31, 323), (1, 60, 38, 324), (1, 60, 31, 325), (1, 60, 31, 326), (1, 60, 31, 328), (1, 60, 31, 329), (1, 60, 29, 330), (1, 60, 29, 331), (1, 60, 29, 332), (1, 60, 29, 333), (1, 60, 29, 334), (1, 60, 29, 335), (1, 60, 29, 336), (1, 60, 29, 337), (1, 60, 29, 338), (1, 60, 29, 339), (1, 60, 29, 340), (1, 60, 29, 343), (1, 60, 29, 344), (1, 60, 29, 345), (1, 60, 28, 347), (1, 60, 28, 348), (1, 60, 28, 349), (1, 60, 28, 350), (1, 60, 28, 352), (1, 60, 28, 353), (1, 60, 3, 357), (1, 60, 26, 358), (1, 60, 26, 359), (1, 60, 26, 360), (1, 60, 26, 361), (1, 60, 26, 362), (1, 60, 26, 364), (1, 60, 78, 377), (1, 60, 78, 378), (1, 60, 78, 379), (1, 60, 78, 380), (1, 60, 78, 381), (1, 60, 78, 382), (1, 60, 78, 383), (1, 60, 78, 384), (1, 60, 78, 385), (1, 60, 78, 386), (1, 60, 78, 387), (1, 60, 78, 388), (1, 60, 78, 389), (1, 60, 78, 390), (1, 60, 78, 391), (1, 60, 78, 392), (1, 60, 78, 393), (1, 60, 78, 394), (1, 60, 78, 395), (1, 60, 58, 409), (1, 60, 58, 410), (1, 60, 58, 411), (1, 60, 58, 414), (1, 60, 58, 415), (1, 60, 78, 417), (1, 60, 78, 418), (1, 60, 78, 422), (1, 60, 78, 434), (1, 60, 78, 435), (1, 60, 78, 436), (1, 60, 78, 437), (1, 60, 78, 438), (1, 60, 78, 439), (1, 60, 78, 440), (1, 60, 78, 441), (1, 60, 78, 442), (1, 60, 78, 443), (1, 60, 78, 444), (1, 60, 78, 445), (1, 60, 78, 446), (1, 60, 78, 447), (1, 60, 78, 448), (1, 60, 78, 449), (1, 60, 78, 450), (1, 60, 78, 451), (1, 60, 78, 452), (1, 60, 15, 464), (1, 60, 15, 465), (1, 60, 15, 466), (1, 60, 15, 467), (1, 60, 1, 500), (1, 60, 1, 502), (1, 60, 1, 504), (1, 60, 1, 505), (1, 60, 1, 507), (1, 60, 10, 512), (1, 60, 1, 517), (1, 60, 1, 519), (1, 60, 1, 520), (1, 60, 1, 525), (1, 60, 1, 526), (2, 15, 2658976558, 1), (2, 15, 2658976558, 2), (2, 15, 2658976558, 3), (2, 15, 2658976558, 4), (2, 15, 2658976558, 5), (2, 15, 2658976558, 6), (2, 15, 2658976558, 7), (2, 15, 2658976558, 8), (2, 15, 2658976558, 9), (2, 15, 2658976558, 10), (2, 15, 2658976558, 11), (2, 15, 2658976558, 12), (2, 15, 2658976558, 13), (2, 15, 2658976558, 14), (2, 15, 2658976558, 15), (2, 15, 2658976558, 16), (2, 15, 2658976558, 17), (2, 15, 2658976558, 18), (2, 15, 2658976558, 19), (2, 15, 2658976558, 20), (2, 15, 2658976558, 23), (2, 15, 2658976558, 24), (2, 15, 2658976558, 25), (2, 15, 2658976558, 26), (2, 15, 2658976558, 27), (2, 15, 2658976558, 28), (2, 15, 2658976558, 29), (2, 15, 2658976558, 30), (2, 15, 2658976558, 31), (2, 15, 2658976558, 32), (2, 15, 2658976558, 33), (2, 15, 2658976558, 34), (2, 15, 2658976558, 35), (2, 15, 2658976558, 36), (2, 15, 2658976558, 37), (2, 15, 2658976558, 50), (2, 15, 2658976558, 51), (2, 15, 2658976558, 52), (2, 15, 2658976558, 53), (2, 15, 2658976558, 54), (2, 15, 2658976558, 55), (2, 15, 2658976558, 56), (2, 15, 2658976558, 57), (2, 15, 2658976558, 58), (2, 15, 2658976558, 59), (2, 15, 2658976558, 64), (2, 15, 2658976558, 66), (2, 15, 2658976558, 68), (2, 15, 2658976558, 73), (2, 15, 2658976558, 84), (2, 15, 2658976558, 85), (2, 15, 2658976558, 86), (2, 15, 2658976558, 92), (2, 15, 2658976558, 93), (2, 15, 2658976558, 94), (2, 15, 2658976558, 95), (2, 15, 2658976558, 96), (2, 15, 2658976558, 97), (2, 15, 2658976558, 98), (2, 15, 2658976558, 99), (2, 15, 2658976558, 100), (2, 15, 2658976558, 101), (2, 15, 2658976558, 102), (2, 15, 2658976558, 104), (2, 15, 2658976558, 105), (2, 15, 2658976558, 107), (2, 15, 2658976558, 108), (2, 15, 2658976558, 110), (2, 15, 2658976558, 111), (2, 15, 2658976558, 112), (2, 15, 2658976558, 113), (2, 15, 2658976558, 114), (2, 15, 2658976558, 115), (2, 15, 2658976558, 116), (2, 15, 2658976558, 118), (2, 15, 2658976558, 119), (2, 15, 2658976558, 120), (2, 15, 2658976558, 121), (2, 15, 2658976558, 122), (2, 15, 2658976558, 123), (2, 15, 2658976558, 124), (2, 15, 2658976558, 125), (2, 15, 2658976558, 126), (2, 15, 2658976558, 127), (2, 15, 2658976558, 128), (2, 15, 2658976558, 129), (2, 15, 2658976558, 130), (2, 15, 2658976558, 131), (2, 15, 2658976558, 132), (2, 15, 2658976558, 133), (2, 15, 2658976558, 134), (2, 15, 2658976558, 135), (2, 15, 2658976558, 136), (2, 15, 2658976558, 137), (2, 15, 2658976558, 138), (2, 15, 2658976558, 139), (2, 15, 2658976558, 140), (2, 15, 2658976558, 141), (2, 15, 2658976558, 142), (2, 15, 2658976558, 143), (2, 15, 2658976558, 144), (2, 15, 2658976558, 145), (2, 15, 2658976558, 146), (2, 15, 2658976558, 147), (2, 15, 2658976558, 148), (2, 15, 2658976558, 149), (2, 15, 2658976558, 150), (2, 15, 2658976558, 151), (2, 15, 2658976558, 152), (2, 15, 2658976558, 153), (2, 15, 2658976558, 154), (2, 15, 2658976558, 155), (2, 15, 2658976558, 156), (2, 15, 2658976558, 157), (2, 15, 2658976558, 159), (2, 15, 2658976558, 160), (2, 15, 2658976558, 161), (2, 15, 2658976558, 162), (2, 15, 2658976558, 163), (2, 15, 2658976558, 164), (2, 15, 2658976558, 165), (2, 15, 2658976558, 166), (2, 15, 2658976558, 167), (2, 15, 2658976558, 168), (2, 15, 2658976558, 169), (2, 15, 2658976558, 170), (2, 15, 2658976558, 171), (2, 15, 2658976558, 172), (2, 15, 2658976558, 173), (2, 15, 2658976558, 174), (2, 15, 2658976558, 175), (2, 15, 2658976558, 176), (2, 15, 2658976558, 177), (2, 15, 2658976558, 178), (2, 15, 2658976558, 179), (2, 15, 2658976558, 180), (2, 15, 2658976558, 181), (2, 15, 2658976558, 182), (2, 15, 2658976558, 183), (2, 15, 2658976558, 184), (2, 15, 2658976558, 185), (2, 15, 2658976558, 187), (2, 15, 2658976558, 188), (2, 15, 2658976558, 189), (2, 15, 2658976558, 190), (2, 15, 2658976558, 191), (2, 15, 2658976558, 193), (2, 15, 2658976558, 194), (2, 15, 2658976558, 195), (2, 15, 2658976558, 196), (2, 15, 2658976558, 197), (2, 15, 2658976558, 198), (2, 15, 2658976558, 199), (2, 15, 2658976558, 200), (2, 15, 2658976558, 201), (2, 15, 2658976558, 202), (2, 15, 2658976558, 203), (2, 15, 2658976558, 204), (2, 15, 2658976558, 207), (2, 15, 2658976558, 208), (2, 15, 2658976558, 209), (2, 15, 2658976558, 210), (2, 15, 2658976558, 211), (2, 15, 2658976558, 212), (2, 15, 2658976558, 213), (2, 15, 2658976558, 215), (2, 15, 2658976558, 216), (2, 15, 2658976558, 217), (2, 15, 2658976558, 220), (2, 15, 2658976558, 222), (2, 15, 2658976558, 223), (2, 15, 2658976558, 225), (2, 15, 2658976558, 226), (2, 15, 2658976558, 227), (2, 15, 2658976558, 228), (2, 15, 2658976558, 229), (2, 15, 2658976558, 230), (2, 15, 2658976558, 231), (2, 15, 2658976558, 232), (2, 15, 2658976558, 233), (2, 15, 2658976558, 234), (2, 15, 2658976558, 235), (2, 15, 2658976558, 236), (2, 15, 2658976558, 237), (2, 15, 2658976558, 238), (2, 15, 2658976558, 239), (2, 15, 2658976558, 240), (2, 15, 2658976558, 241), (2, 15, 2658976558, 242), (2, 15, 2658976558, 243), (2, 15, 2658976558, 245), (2, 15, 2658976558, 246), (2, 15, 2658976558, 247), (2, 15, 2658976558, 248), (2, 15, 2658976558, 249), (2, 15, 2658976558, 250), (2, 15, 2658976558, 252), (2, 15, 2658976558, 253), (2, 15, 2658976558, 254), (2, 15, 2658976558, 255), (2, 15, 2658976558, 256), (2, 15, 2658976558, 257), (2, 15, 2658976558, 258), (2, 15, 2658976558, 259), (2, 15, 2658976558, 260), (2, 15, 2658976558, 261), (2, 15, 2658976558, 262), (2, 15, 2658976558, 263), (2, 15, 2658976558, 264), (2, 15, 2658976558, 265), (2, 15, 2658976558, 266), (2, 15, 2658976558, 267), (2, 15, 2658976558, 268), (2, 15, 2658976558, 269), (2, 15, 2658976558, 270), (2, 15, 2658976558, 271), (2, 15, 2658976558, 272), (2, 15, 2658976558, 273), (2, 15, 2658976558, 274), (2, 15, 2658976558, 275), (2, 15, 2658976558, 279), (2, 15, 2658976558, 280), (2, 15, 2658976558, 281), (2, 15, 2658976558, 282), (2, 15, 2658976558, 285), (2, 15, 2658976558, 287), (2, 15, 2658976558, 288), (2, 15, 2658976558, 289), (2, 15, 2658976558, 290), (2, 15, 2658976558, 292), (2, 15, 2658976558, 293), (2, 15, 2658976558, 294), (2, 15, 2658976558, 295), (2, 15, 2658976558, 296), (2, 15, 2658976558, 297), (2, 15, 2658976558, 298), (2, 15, 2658976558, 299), (2, 15, 2658976558, 300), (2, 15, 2658976558, 301), (2, 15, 2658976558, 302), (2, 15, 2658976558, 303), (2, 15, 2658976558, 305), (2, 15, 2658976558, 306), (2, 15, 2658976558, 307), (2, 15, 2658976558, 308), (2, 15, 2658976558, 309), (2, 15, 2658976558, 310), (2, 15, 2658976558, 311), (2, 15, 2658976558, 312), (2, 15, 2658976558, 313), (2, 15, 2658976558, 314), (2, 15, 2658976558, 315), (2, 15, 2658976558, 316), (2, 15, 2658976558, 317), (2, 15, 2658976558, 318), (2, 15, 2658976558, 322), (2, 15, 2658976558, 323), (2, 15, 2658976558, 324), (2, 15, 2658976558, 325), (2, 15, 2658976558, 326), (2, 15, 2658976558, 328), (2, 15, 2658976558, 329), (2, 15, 2658976558, 330), (2, 15, 2658976558, 331), (2, 15, 2658976558, 332), (2, 15, 2658976558, 333), (2, 15, 2658976558, 334), (2,</text:p>
            <text:p>15, 2658976558, 335), (2, 15, 2658976558, 336), (2, 15, 2658976558, 337), (2, 15, 2658976558, 338), (2, 15, 2658976558, 339), (2, 15, 2658976558, 340), (2, 15, 2658976558, 343), (2, 15, 2658976558, 344), (2, 15, 2658976558, 345), (2, 15, 2658976558, 347), (2, 15, 2658976558, 348), (2, 15, 2658976558, 349), (2, 15, 2658976558, 350), (2, 15, 2658976558, 352), (2, 15, 2658976558, 353), (2, 15, 2658976558, 357), (2, 15, 2658976558, 358), (2, 15, 2658976558, 359), (2, 15, 2658976558, 360), (2, 15, 2658976558, 361), (2, 15, 2658976558, 362), (2, 15, 2658976558, 364), (2, 15, 2658976558, 377), (2, 15, 2658976558, 378), (2, 15, 2658976558, 379), (2, 15, 2658976558, 380), (2, 15, 2658976558, 381), (2, 15, 2658976558, 382), (2, 15, 2658976558, 383), (2, 15, 2658976558, 384), (2, 15, 2658976558, 385), (2, 15, 2658976558, 386), (2, 15, 2658976558, 387), (2, 15, 2658976558, 388), (2, 15, 2658976558, 389), (2, 15, 2658976558, 390), (2, 15, 2658976558, 391), (2, 15, 2658976558, 392), (2, 15, 2658976558, 393), (2, 15, 2658976558, 394), (2, 15, 2658976558, 395), (2, 15, 2658976558, 409), (2, 15, 2658976558, 410), (2, 15, 2658976558, 411), (2, 15, 2658976558, 414), (2, 15, 2658976558, 415), (2, 15, 2658976558, 417), (2, 15, 2658976558, 418), (2, 15, 2658976558, 422), (2, 15, 2658976558, 434), (2, 15, 2658976558, 435), (2, 15, 2658976558, 436), (2, 15, 2658976558, 437), (2, 15, 2658976558, 438), (2, 15, 2658976558, 439), (2, 15, 2658976558, 440), (2, 15, 2658976558, 441), (2, 15, 2658976558, 442), (2, 15, 2658976558, 443), (2, 15, 2658976558, 444), (2, 15, 2658976558, 445), (2, 15, 2658976558, 446), (2, 15, 2658976558, 447), (2, 15, 2658976558, 448), (2, 15, 2658976558, 449), (2, 15, 2658976558, 450), (2, 15, 2658976558, 451), (2, 15, 2658976558, 452), (2, 15, 2658976558, 464), (2, 15, 2658976558, 465), (2, 15, 2658976558, 466), (2, 15, 2658976558, 467), (2, 15, 2658976558, 500), (2, 15, 2658976558, 502), (2, 15, 2658976558, 504), (2, 15, 2658976558, 505), (2, 15, 2658976558, 507), (2, 15, 2658976558, 512), (2, 15, 2658976558, 517), (2, 15, 2658976558, 519), (2, 15, 2658976558, 520), (2, 15, 2658976558, 525), (2, 15, 2658976558, 526);</text:p>
          </table:table-cell>
          <table:table-cell table:number-columns-repeated="4"/>
          <table:table-cell table:style-name="Default"/>
        </table:table-row>
        <table:table-row table:style-name="ro1">
          <table:table-cell table:style-name="ce1" office:value-type="string"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text:p>
          </table:table-cell>
          <table:table-cell table:number-columns-repeated="4"/>
          <table:table-cell table:style-name="Default"/>
        </table:table-row>
        <table:table-row table:style-name="ro1">
          <table:table-cell table:number-columns-repeated="5"/>
          <table:table-cell table:style-name="Default"/>
        </table:table-row>
        <table:table-row table:style-name="ro1">
          <table:table-cell office:value-type="float" office:value="1" calcext:value-type="float">
            <text:p>1</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4]&amp;&quot;, &quot;&amp;[.B4]&amp;&quot;, &quot;&amp;[.C4]&amp;&quot;), &quot;" office:value-type="string" office:string-value="(1, 2658976558, 100), " calcext:value-type="string">
            <text:p>(1, 2658976558, 100), </text:p>
          </table:table-cell>
          <table:table-cell table:formula="of:=[.A2]&amp;[.D4]"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text:p>
          </table:table-cell>
          <table:table-cell table:style-name="Default"/>
        </table:table-row>
        <table:table-row table:style-name="ro1">
          <table:table-cell office:value-type="float" office:value="44" calcext:value-type="float">
            <text:p>44</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5]&amp;&quot;, &quot;&amp;[.B5]&amp;&quot;, &quot;&amp;[.C5]&amp;&quot;), &quot;" office:value-type="string" office:string-value="(44, 2658976558, 100), " calcext:value-type="string">
            <text:p>(44, 2658976558, 100), </text:p>
          </table:table-cell>
          <table:table-cell table:formula="of:=[.E4]&amp;[.D5]"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text:p>
          </table:table-cell>
          <table:table-cell table:style-name="Default"/>
        </table:table-row>
        <table:table-row table:style-name="ro1">
          <table:table-cell office:value-type="float" office:value="3" calcext:value-type="float">
            <text:p>3</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6]&amp;&quot;, &quot;&amp;[.B6]&amp;&quot;, &quot;&amp;[.C6]&amp;&quot;), &quot;" office:value-type="string" office:string-value="(3, 2658976558, 100), " calcext:value-type="string">
            <text:p>(3, 2658976558, 100), </text:p>
          </table:table-cell>
          <table:table-cell table:formula="of:=[.E5]&amp;[.D6]"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text:p>
          </table:table-cell>
          <table:table-cell/>
        </table:table-row>
        <table:table-row table:style-name="ro1">
          <table:table-cell office:value-type="float" office:value="15" calcext:value-type="float">
            <text:p>15</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7]&amp;&quot;, &quot;&amp;[.B7]&amp;&quot;, &quot;&amp;[.C7]&amp;&quot;), &quot;" office:value-type="string" office:string-value="(15, 2658976558, 100), " calcext:value-type="string">
            <text:p>(15, 2658976558, 100), </text:p>
          </table:table-cell>
          <table:table-cell table:formula="of:=[.E6]&amp;[.D7]"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text:p>
          </table:table-cell>
          <table:table-cell/>
        </table:table-row>
        <table:table-row table:style-name="ro1">
          <table:table-cell office:value-type="float" office:value="3" calcext:value-type="float">
            <text:p>3</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8]&amp;&quot;, &quot;&amp;[.B8]&amp;&quot;, &quot;&amp;[.C8]&amp;&quot;), &quot;" office:value-type="string" office:string-value="(3, 2658976558, 100), " calcext:value-type="string">
            <text:p>(3, 2658976558, 100), </text:p>
          </table:table-cell>
          <table:table-cell table:formula="of:=[.E7]&amp;[.D8]"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text:p>
          </table:table-cell>
          <table:table-cell/>
        </table:table-row>
        <table:table-row table:style-name="ro1">
          <table:table-cell office:value-type="float" office:value="36" calcext:value-type="float">
            <text:p>36</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9]&amp;&quot;, &quot;&amp;[.B9]&amp;&quot;, &quot;&amp;[.C9]&amp;&quot;), &quot;" office:value-type="string" office:string-value="(36, 2658976558, 100), " calcext:value-type="string">
            <text:p>(36, 2658976558, 100), </text:p>
          </table:table-cell>
          <table:table-cell table:formula="of:=[.E8]&amp;[.D9]"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text:p>
          </table:table-cell>
          <table:table-cell/>
        </table:table-row>
        <table:table-row table:style-name="ro1">
          <table:table-cell office:value-type="float" office:value="15" calcext:value-type="float">
            <text:p>15</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10]&amp;&quot;, &quot;&amp;[.B10]&amp;&quot;, &quot;&amp;[.C10]&amp;&quot;), &quot;" office:value-type="string" office:string-value="(15, 2658976558, 100), " calcext:value-type="string">
            <text:p>(15, 2658976558, 100), </text:p>
          </table:table-cell>
          <table:table-cell table:formula="of:=[.E9]&amp;[.D10]"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text:p>
          </table:table-cell>
          <table:table-cell/>
        </table:table-row>
        <table:table-row table:style-name="ro1">
          <table:table-cell office:value-type="float" office:value="19" calcext:value-type="float">
            <text:p>19</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11]&amp;&quot;, &quot;&amp;[.B11]&amp;&quot;, &quot;&amp;[.C11]&amp;&quot;), &quot;" office:value-type="string" office:string-value="(19, 2658976558, 100), " calcext:value-type="string">
            <text:p>(19, 2658976558, 100), </text:p>
          </table:table-cell>
          <table:table-cell table:formula="of:=[.E10]&amp;[.D11]"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text:p>
          </table:table-cell>
          <table:table-cell/>
        </table:table-row>
        <table:table-row table:style-name="ro1">
          <table:table-cell office:value-type="float" office:value="24" calcext:value-type="float">
            <text:p>24</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12]&amp;&quot;, &quot;&amp;[.B12]&amp;&quot;, &quot;&amp;[.C12]&amp;&quot;), &quot;" office:value-type="string" office:string-value="(24, 2658976558, 100), " calcext:value-type="string">
            <text:p>(24, 2658976558, 100), </text:p>
          </table:table-cell>
          <table:table-cell table:formula="of:=[.E11]&amp;[.D12]"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text:p>
          </table:table-cell>
          <table:table-cell/>
        </table:table-row>
        <table:table-row table:style-name="ro1">
          <table:table-cell office:value-type="float" office:value="79" calcext:value-type="float">
            <text:p>79</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13]&amp;&quot;, &quot;&amp;[.B13]&amp;&quot;, &quot;&amp;[.C13]&amp;&quot;), &quot;" office:value-type="string" office:string-value="(79, 2658976558, 100), " calcext:value-type="string">
            <text:p>(79, 2658976558, 100), </text:p>
          </table:table-cell>
          <table:table-cell table:formula="of:=[.E12]&amp;[.D13]"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text:p>
          </table:table-cell>
          <table:table-cell/>
        </table:table-row>
        <table:table-row table:style-name="ro1">
          <table:table-cell office:value-type="float" office:value="15" calcext:value-type="float">
            <text:p>15</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14]&amp;&quot;, &quot;&amp;[.B14]&amp;&quot;, &quot;&amp;[.C14]&amp;&quot;), &quot;" office:value-type="string" office:string-value="(15, 2658976558, 100), " calcext:value-type="string">
            <text:p>(15, 2658976558, 100), </text:p>
          </table:table-cell>
          <table:table-cell table:formula="of:=[.E13]&amp;[.D14]"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text:p>
          </table:table-cell>
          <table:table-cell/>
        </table:table-row>
        <table:table-row table:style-name="ro1">
          <table:table-cell office:value-type="float" office:value="23" calcext:value-type="float">
            <text:p>23</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15]&amp;&quot;, &quot;&amp;[.B15]&amp;&quot;, &quot;&amp;[.C15]&amp;&quot;), &quot;" office:value-type="string" office:string-value="(23, 2658976558, 100), " calcext:value-type="string">
            <text:p>(23, 2658976558, 100), </text:p>
          </table:table-cell>
          <table:table-cell table:formula="of:=[.E14]&amp;[.D15]"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text:p>
          </table:table-cell>
          <table:table-cell/>
        </table:table-row>
        <table:table-row table:style-name="ro1">
          <table:table-cell office:value-type="float" office:value="30" calcext:value-type="float">
            <text:p>30</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16]&amp;&quot;, &quot;&amp;[.B16]&amp;&quot;, &quot;&amp;[.C16]&amp;&quot;), &quot;" office:value-type="string" office:string-value="(30, 2658976558, 100), " calcext:value-type="string">
            <text:p>(30, 2658976558, 100), </text:p>
          </table:table-cell>
          <table:table-cell table:formula="of:=[.E15]&amp;[.D16]"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text:p>
          </table:table-cell>
          <table:table-cell/>
        </table:table-row>
        <table:table-row table:style-name="ro1">
          <table:table-cell office:value-type="float" office:value="21" calcext:value-type="float">
            <text:p>21</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17]&amp;&quot;, &quot;&amp;[.B17]&amp;&quot;, &quot;&amp;[.C17]&amp;&quot;), &quot;" office:value-type="string" office:string-value="(21, 2658976558, 100), " calcext:value-type="string">
            <text:p>(21, 2658976558, 100), </text:p>
          </table:table-cell>
          <table:table-cell table:formula="of:=[.E16]&amp;[.D17]"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text:p>
          </table:table-cell>
          <table:table-cell/>
        </table:table-row>
        <table:table-row table:style-name="ro1">
          <table:table-cell office:value-type="float" office:value="27" calcext:value-type="float">
            <text:p>27</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18]&amp;&quot;, &quot;&amp;[.B18]&amp;&quot;, &quot;&amp;[.C18]&amp;&quot;), &quot;" office:value-type="string" office:string-value="(27, 2658976558, 100), " calcext:value-type="string">
            <text:p>(27, 2658976558, 100), </text:p>
          </table:table-cell>
          <table:table-cell table:formula="of:=[.E17]&amp;[.D18]"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text:p>
          </table:table-cell>
          <table:table-cell/>
        </table:table-row>
        <table:table-row table:style-name="ro1">
          <table:table-cell office:value-type="float" office:value="32" calcext:value-type="float">
            <text:p>32</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19]&amp;&quot;, &quot;&amp;[.B19]&amp;&quot;, &quot;&amp;[.C19]&amp;&quot;), &quot;" office:value-type="string" office:string-value="(32, 2658976558, 100), " calcext:value-type="string">
            <text:p>(32, 2658976558, 100), </text:p>
          </table:table-cell>
          <table:table-cell table:formula="of:=[.E18]&amp;[.D19]"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text:p>
          </table:table-cell>
          <table:table-cell/>
        </table:table-row>
        <table:table-row table:style-name="ro1">
          <table:table-cell office:value-type="float" office:value="25" calcext:value-type="float">
            <text:p>25</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20]&amp;&quot;, &quot;&amp;[.B20]&amp;&quot;, &quot;&amp;[.C20]&amp;&quot;), &quot;" office:value-type="string" office:string-value="(25, 2658976558, 100), " calcext:value-type="string">
            <text:p>(25, 2658976558, 100), </text:p>
          </table:table-cell>
          <table:table-cell table:formula="of:=[.E19]&amp;[.D20]"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text:p>
          </table:table-cell>
          <table:table-cell/>
        </table:table-row>
        <table:table-row table:style-name="ro1">
          <table:table-cell office:value-type="float" office:value="20" calcext:value-type="float">
            <text:p>20</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21]&amp;&quot;, &quot;&amp;[.B21]&amp;&quot;, &quot;&amp;[.C21]&amp;&quot;), &quot;" office:value-type="string" office:string-value="(20, 2658976558, 100), " calcext:value-type="string">
            <text:p>(20, 2658976558, 100), </text:p>
          </table:table-cell>
          <table:table-cell table:formula="of:=[.E20]&amp;[.D21]"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text:p>
          </table:table-cell>
          <table:table-cell/>
        </table:table-row>
        <table:table-row table:style-name="ro1">
          <table:table-cell office:value-type="float" office:value="22" calcext:value-type="float">
            <text:p>22</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22]&amp;&quot;, &quot;&amp;[.B22]&amp;&quot;, &quot;&amp;[.C22]&amp;&quot;), &quot;" office:value-type="string" office:string-value="(22, 2658976558, 100), " calcext:value-type="string">
            <text:p>(22, 2658976558, 100), </text:p>
          </table:table-cell>
          <table:table-cell table:formula="of:=[.E21]&amp;[.D22]"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text:p>
          </table:table-cell>
          <table:table-cell/>
        </table:table-row>
        <table:table-row table:style-name="ro1">
          <table:table-cell office:value-type="float" office:value="15" calcext:value-type="float">
            <text:p>15</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23]&amp;&quot;, &quot;&amp;[.B23]&amp;&quot;, &quot;&amp;[.C23]&amp;&quot;), &quot;" office:value-type="string" office:string-value="(15, 2658976558, 100), " calcext:value-type="string">
            <text:p>(15, 2658976558, 100), </text:p>
          </table:table-cell>
          <table:table-cell table:formula="of:=[.E22]&amp;[.D23]"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text:p>
          </table:table-cell>
          <table:table-cell/>
        </table:table-row>
        <table:table-row table:style-name="ro1">
          <table:table-cell office:value-type="float" office:value="37" calcext:value-type="float">
            <text:p>37</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24]&amp;&quot;, &quot;&amp;[.B24]&amp;&quot;, &quot;&amp;[.C24]&amp;&quot;), &quot;" office:value-type="string" office:string-value="(37, 2658976558, 100), " calcext:value-type="string">
            <text:p>(37, 2658976558, 100), </text:p>
          </table:table-cell>
          <table:table-cell table:formula="of:=[.E23]&amp;[.D24]"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text:p>
          </table:table-cell>
          <table:table-cell/>
        </table:table-row>
        <table:table-row table:style-name="ro1">
          <table:table-cell office:value-type="float" office:value="33" calcext:value-type="float">
            <text:p>33</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25]&amp;&quot;, &quot;&amp;[.B25]&amp;&quot;, &quot;&amp;[.C25]&amp;&quot;), &quot;" office:value-type="string" office:string-value="(33, 2658976558, 100), " calcext:value-type="string">
            <text:p>(33, 2658976558, 100), </text:p>
          </table:table-cell>
          <table:table-cell table:formula="of:=[.E24]&amp;[.D25]"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text:p>
          </table:table-cell>
          <table:table-cell/>
        </table:table-row>
        <table:table-row table:style-name="ro1">
          <table:table-cell office:value-type="float" office:value="43" calcext:value-type="float">
            <text:p>43</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26]&amp;&quot;, &quot;&amp;[.B26]&amp;&quot;, &quot;&amp;[.C26]&amp;&quot;), &quot;" office:value-type="string" office:string-value="(43, 2658976558, 100), " calcext:value-type="string">
            <text:p>(43, 2658976558, 100), </text:p>
          </table:table-cell>
          <table:table-cell table:formula="of:=[.E25]&amp;[.D26]"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text:p>
          </table:table-cell>
          <table:table-cell/>
        </table:table-row>
        <table:table-row table:style-name="ro1">
          <table:table-cell office:value-type="float" office:value="78" calcext:value-type="float">
            <text:p>78</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27]&amp;&quot;, &quot;&amp;[.B27]&amp;&quot;, &quot;&amp;[.C27]&amp;&quot;), &quot;" office:value-type="string" office:string-value="(78, 2658976558, 100), " calcext:value-type="string">
            <text:p>(78, 2658976558, 100), </text:p>
          </table:table-cell>
          <table:table-cell table:formula="of:=[.E26]&amp;[.D27]"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text:p>
          </table:table-cell>
          <table:table-cell/>
        </table:table-row>
        <table:table-row table:style-name="ro1">
          <table:table-cell office:value-type="float" office:value="38" calcext:value-type="float">
            <text:p>38</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28]&amp;&quot;, &quot;&amp;[.B28]&amp;&quot;, &quot;&amp;[.C28]&amp;&quot;), &quot;" office:value-type="string" office:string-value="(38, 2658976558, 100), " calcext:value-type="string">
            <text:p>(38, 2658976558, 100), </text:p>
          </table:table-cell>
          <table:table-cell table:formula="of:=[.E27]&amp;[.D28]"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text:p>
          </table:table-cell>
          <table:table-cell/>
        </table:table-row>
        <table:table-row table:style-name="ro1">
          <table:table-cell office:value-type="float" office:value="31" calcext:value-type="float">
            <text:p>31</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29]&amp;&quot;, &quot;&amp;[.B29]&amp;&quot;, &quot;&amp;[.C29]&amp;&quot;), &quot;" office:value-type="string" office:string-value="(31, 2658976558, 100), " calcext:value-type="string">
            <text:p>(31, 2658976558, 100), </text:p>
          </table:table-cell>
          <table:table-cell table:formula="of:=[.E28]&amp;[.D29]"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text:p>
          </table:table-cell>
          <table:table-cell/>
        </table:table-row>
        <table:table-row table:style-name="ro1">
          <table:table-cell office:value-type="float" office:value="38" calcext:value-type="float">
            <text:p>38</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30]&amp;&quot;, &quot;&amp;[.B30]&amp;&quot;, &quot;&amp;[.C30]&amp;&quot;), &quot;" office:value-type="string" office:string-value="(38, 2658976558, 100), " calcext:value-type="string">
            <text:p>(38, 2658976558, 100), </text:p>
          </table:table-cell>
          <table:table-cell table:formula="of:=[.E29]&amp;[.D30]"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text:p>
          </table:table-cell>
          <table:table-cell/>
        </table:table-row>
        <table:table-row table:style-name="ro1">
          <table:table-cell office:value-type="float" office:value="31" calcext:value-type="float">
            <text:p>31</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31]&amp;&quot;, &quot;&amp;[.B31]&amp;&quot;, &quot;&amp;[.C31]&amp;&quot;), &quot;" office:value-type="string" office:string-value="(31, 2658976558, 100), " calcext:value-type="string">
            <text:p>(31, 2658976558, 100), </text:p>
          </table:table-cell>
          <table:table-cell table:formula="of:=[.E30]&amp;[.D31]"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text:p>
          </table:table-cell>
          <table:table-cell/>
        </table:table-row>
        <table:table-row table:style-name="ro1">
          <table:table-cell office:value-type="float" office:value="29" calcext:value-type="float">
            <text:p>29</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32]&amp;&quot;, &quot;&amp;[.B32]&amp;&quot;, &quot;&amp;[.C32]&amp;&quot;), &quot;" office:value-type="string" office:string-value="(29, 2658976558, 100), " calcext:value-type="string">
            <text:p>(29, 2658976558, 100), </text:p>
          </table:table-cell>
          <table:table-cell table:formula="of:=[.E31]&amp;[.D32]"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text:p>
          </table:table-cell>
          <table:table-cell/>
        </table:table-row>
        <table:table-row table:style-name="ro1">
          <table:table-cell office:value-type="float" office:value="28" calcext:value-type="float">
            <text:p>28</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33]&amp;&quot;, &quot;&amp;[.B33]&amp;&quot;, &quot;&amp;[.C33]&amp;&quot;), &quot;" office:value-type="string" office:string-value="(28, 2658976558, 100), " calcext:value-type="string">
            <text:p>(28, 2658976558, 100), </text:p>
          </table:table-cell>
          <table:table-cell table:formula="of:=[.E32]&amp;[.D33]"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text:p>
          </table:table-cell>
          <table:table-cell/>
        </table:table-row>
        <table:table-row table:style-name="ro1">
          <table:table-cell office:value-type="float" office:value="3" calcext:value-type="float">
            <text:p>3</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34]&amp;&quot;, &quot;&amp;[.B34]&amp;&quot;, &quot;&amp;[.C34]&amp;&quot;), &quot;" office:value-type="string" office:string-value="(3, 2658976558, 100), " calcext:value-type="string">
            <text:p>(3, 2658976558, 100), </text:p>
          </table:table-cell>
          <table:table-cell table:formula="of:=[.E33]&amp;[.D34]"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text:p>
          </table:table-cell>
          <table:table-cell/>
        </table:table-row>
        <table:table-row table:style-name="ro1">
          <table:table-cell office:value-type="float" office:value="26" calcext:value-type="float">
            <text:p>26</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35]&amp;&quot;, &quot;&amp;[.B35]&amp;&quot;, &quot;&amp;[.C35]&amp;&quot;), &quot;" office:value-type="string" office:string-value="(26, 2658976558, 100), " calcext:value-type="string">
            <text:p>(26, 2658976558, 100), </text:p>
          </table:table-cell>
          <table:table-cell table:formula="of:=[.E34]&amp;[.D35]"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text:p>
          </table:table-cell>
          <table:table-cell/>
        </table:table-row>
        <table:table-row table:style-name="ro1">
          <table:table-cell office:value-type="float" office:value="78" calcext:value-type="float">
            <text:p>78</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36]&amp;&quot;, &quot;&amp;[.B36]&amp;&quot;, &quot;&amp;[.C36]&amp;&quot;), &quot;" office:value-type="string" office:string-value="(78, 2658976558, 100), " calcext:value-type="string">
            <text:p>(78, 2658976558, 100), </text:p>
          </table:table-cell>
          <table:table-cell table:formula="of:=[.E35]&amp;[.D36]"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text:p>
          </table:table-cell>
          <table:table-cell/>
        </table:table-row>
        <table:table-row table:style-name="ro1">
          <table:table-cell office:value-type="float" office:value="58" calcext:value-type="float">
            <text:p>58</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37]&amp;&quot;, &quot;&amp;[.B37]&amp;&quot;, &quot;&amp;[.C37]&amp;&quot;), &quot;" office:value-type="string" office:string-value="(58, 2658976558, 100), " calcext:value-type="string">
            <text:p>(58, 2658976558, 100), </text:p>
          </table:table-cell>
          <table:table-cell table:formula="of:=[.E36]&amp;[.D37]"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text:p>
          </table:table-cell>
          <table:table-cell/>
        </table:table-row>
        <table:table-row table:style-name="ro1">
          <table:table-cell office:value-type="float" office:value="78" calcext:value-type="float">
            <text:p>78</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38]&amp;&quot;, &quot;&amp;[.B38]&amp;&quot;, &quot;&amp;[.C38]&amp;&quot;), &quot;" office:value-type="string" office:string-value="(78, 2658976558, 100), " calcext:value-type="string">
            <text:p>(78, 2658976558, 100), </text:p>
          </table:table-cell>
          <table:table-cell table:formula="of:=[.E37]&amp;[.D38]"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text:p>
          </table:table-cell>
          <table:table-cell/>
        </table:table-row>
        <table:table-row table:style-name="ro1">
          <table:table-cell office:value-type="float" office:value="15" calcext:value-type="float">
            <text:p>15</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39]&amp;&quot;, &quot;&amp;[.B39]&amp;&quot;, &quot;&amp;[.C39]&amp;&quot;), &quot;" office:value-type="string" office:string-value="(15, 2658976558, 100), " calcext:value-type="string">
            <text:p>(15, 2658976558, 100), </text:p>
          </table:table-cell>
          <table:table-cell table:formula="of:=[.E38]&amp;[.D39]"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text:p>
          </table:table-cell>
          <table:table-cell/>
        </table:table-row>
        <table:table-row table:style-name="ro1">
          <table:table-cell office:value-type="float" office:value="1" calcext:value-type="float">
            <text:p>1</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40]&amp;&quot;, &quot;&amp;[.B40]&amp;&quot;, &quot;&amp;[.C40]&amp;&quot;), &quot;" office:value-type="string" office:string-value="(1, 2658976558, 100), " calcext:value-type="string">
            <text:p>(1, 2658976558, 100), </text:p>
          </table:table-cell>
          <table:table-cell table:formula="of:=[.E39]&amp;[.D40]"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text:p>
          </table:table-cell>
          <table:table-cell/>
        </table:table-row>
        <table:table-row table:style-name="ro1">
          <table:table-cell office:value-type="float" office:value="10" calcext:value-type="float">
            <text:p>10</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41]&amp;&quot;, &quot;&amp;[.B41]&amp;&quot;, &quot;&amp;[.C41]&amp;&quot;), &quot;" office:value-type="string" office:string-value="(10, 2658976558, 100), " calcext:value-type="string">
            <text:p>(10, 2658976558, 100), </text:p>
          </table:table-cell>
          <table:table-cell table:formula="of:=[.E40]&amp;[.D41]"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text:p>
          </table:table-cell>
          <table:table-cell/>
        </table:table-row>
        <table:table-row table:style-name="ro1">
          <table:table-cell office:value-type="float" office:value="1" calcext:value-type="float">
            <text:p>1</text:p>
          </table:table-cell>
          <table:table-cell office:value-type="float" office:value="2658976558" calcext:value-type="float">
            <text:p>2658976558</text:p>
          </table:table-cell>
          <table:table-cell office:value-type="float" office:value="100" calcext:value-type="float">
            <text:p>100</text:p>
          </table:table-cell>
          <table:table-cell table:formula="of:=&quot;(&quot;&amp;[.A42]&amp;&quot;, &quot;&amp;[.B42]&amp;&quot;, &quot;&amp;[.C42]&amp;&quot;), &quot;" office:value-type="string" office:string-value="(1, 2658976558, 100), " calcext:value-type="string">
            <text:p>(1, 2658976558, 100), </text:p>
          </table:table-cell>
          <table:table-cell table:formula="of:=[.E41]&amp;[.D42]" office:value-type="string" office:string-value="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 " calcext:value-type="string">
            <text:p>INSERT INTO distances_between_points (pointIDFirst, pointIDSecond, distance) VALUES (1, 12, 360), (1, 5, 543), (3, 7, 142), (3, 9, 769), (1, 36, 3439), (3, 17, 205), (3, 6, 267), (3, 8, 309), (3, 15, 1776), (3, 40, 1408), (3, 10, 353), (3, 4, 951), (3, 16, 775), (3, 42, 530), (3, 13, 1193), (3, 2, 419), (36, 49, 621), (36, 50, 454), (36, 51, 1101), (15, 24, 196), (30, 28, 159), (15, 21, 182), (15, 27, 345), (32, 79, 123), (15, 32, 463), (15, 25, 421), (15, 20, 362), (15, 22, 196), (37, 16, 440), (15, 37, 1054), (37, 30, 372), (37, 5, 460), (15, 33, 653), (15, 43, 846), (38, 15, 168), (15, 38, 168), (15, 31, 183), (15, 29, 889), (28, 55, 431), (28, 33, 346), (15, 28, 660), (15, 26, 272), (15, 34, 469), (78, 58, 429), (78, 34, 479), (78, 47, 293), (15, 62, 1365), (78, 53, 1118), (78, 54, 656), (78, 55, 1501), (78, 14, 1200), (15, 56, 1342), (78, 57, 1340), (78, 46, 200), (15, 59, 1074), (15, 60, 1743), (1, 7, 261), (1, 17, 100), (1, 6, 366), (1, 8, 531), (1, 15, 1797), (1, 40, 1326), (1, 10, 140), (1, 4, 946), (1, 16, 903), (1, 35, 795), (1, 12, 360), (1, 13, 1111), (1, 2, 328), (1, 5, 543), (1, 3, 206),(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1, 2658976558, 100), (44, 2658976558, 100), (3, 2658976558, 100), (15, 2658976558, 100), (3, 2658976558, 100), (36, 2658976558, 100), (15, 2658976558, 100), (19, 2658976558, 100), (24, 2658976558, 100), (79, 2658976558, 100), (15, 2658976558, 100), (23, 2658976558, 100), (30, 2658976558, 100), (21, 2658976558, 100), (27, 2658976558, 100), (32, 2658976558, 100), (25, 2658976558, 100), (20, 2658976558, 100), (22, 2658976558, 100), (15, 2658976558, 100), (37, 2658976558, 100), (33, 2658976558, 100), (43, 2658976558, 100), (78, 2658976558, 100), (38, 2658976558, 100), (31, 2658976558, 100), (38, 2658976558, 100), (31, 2658976558, 100), (29, 2658976558, 100), (28, 2658976558, 100), (3, 2658976558, 100), (26, 2658976558, 100), (78, 2658976558, 100), (58, 2658976558, 100), (78, 2658976558, 100), (15, 2658976558, 100), (1, 2658976558, 100), (10, 2658976558, 100), (1, 2658976558, 100), </text:p>
          </table:table-cell>
          <table:table-cell/>
        </table:table-row>
        <table:table-row table:style-name="ro1" table:number-rows-repeated="54">
          <table:table-cell table:number-columns-repeated="6"/>
        </table:table-row>
        <table:table-row table:style-name="ro1">
          <table:table-cell table:number-columns-repeated="6"/>
        </table:table-row>
      </table:table>
      <table:table table:name="Лист3" table:style-name="ta1">
        <table:table-column table:style-name="co1" table:default-cell-style-name="Default"/>
        <table:table-row table:style-name="ro1">
          <table:table-cell/>
        </table:table-row>
      </table:table>
      <table:table table:name="Лист4"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6P0" style:volatile="true">
      <number:number number:decimal-places="3" loext:min-decimal-places="3" number:min-integer-digits="1" number:grouping="true"/>
    </number:number-style>
    <number:number-style style:name="N116">
      <style:text-properties fo:color="#ff0000"/>
      <number:number number:decimal-places="3" loext:min-decimal-places="3" number:min-integer-digits="1" number:grouping="true"/>
      <style:map style:condition="value()&gt;=0" style:apply-style-name="N116P0"/>
    </number:number-style>
    <number:number-style style:name="N117">
      <number:number number:decimal-places="1" loext:min-decimal-places="1" number:min-integer-digits="1"/>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currency-style style:name="N122P0" style:volatile="true">
      <number:number number:decimal-places="2" loext:min-decimal-places="2" number:min-integer-digits="1" number:grouping="true"/>
      <number:text> </number:text>
      <number:currency-symbol number:language="ru" number:country="RU">руб.</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2P0"/>
    </number:currency-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0" loext:min-decimal-places="0" number:min-integer-digits="1" number:grouping="true"/>
      <number:text>р.</number:text>
    </number:number-style>
    <number:number-style style:name="N10109" number:language="ru" number:country="RU">
      <style:text-properties fo:color="#ff0000"/>
      <number:text>-</number:text>
      <number:number number:decimal-places="0" loext:min-decimal-places="0" number:min-integer-digits="1" number:grouping="true"/>
      <number:text>р.</number:text>
      <style:map style:condition="value()&gt;=0" style:apply-style-name="N10109P0"/>
    </number:number-style>
    <number:number-style style:name="N10111P0" style:volatile="true" number:language="ru" number:country="RU">
      <number:number number:decimal-places="2" loext:min-decimal-places="2" number:min-integer-digits="1" number:grouping="true"/>
      <number:text>р.</number:text>
    </number:number-style>
    <number:number-style style:name="N10111" number:language="ru" number:country="RU">
      <number:text>-</number:text>
      <number:number number:decimal-places="2" loext:min-decimal-places="2" number:min-integer-digits="1" number:grouping="true"/>
      <number:text>р.</number:text>
      <style:map style:condition="value()&gt;=0" style:apply-style-name="N10111P0"/>
    </number:number-style>
    <number:number-style style:name="N10112P0" style:volatile="true" number:language="ru" number:country="RU">
      <number:number number:decimal-places="2" loext:min-decimal-places="2" number:min-integer-digits="1" number:grouping="true"/>
      <number:text>р.</number:text>
    </number:number-style>
    <number:number-style style:name="N10112" number:language="ru" number:country="RU">
      <style:text-properties fo:color="#ff0000"/>
      <number:text>-</number:text>
      <number:number number:decimal-places="2" loext:min-decimal-places="2" number:min-integer-digits="1" number:grouping="true"/>
      <number:text>р.</number:text>
      <style:map style:condition="value()&gt;=0" style:apply-style-name="N10112P0"/>
    </number:number-style>
    <number:date-style style:name="N10113" number:language="ru" number:country="RU">
      <number:day number:style="long"/>
      <number:text>.</number:text>
      <number:month number:textual="true"/>
      <number:text>.</number:text>
      <number:year/>
    </number:date-style>
    <number:date-style style:name="N10114" number:language="ru" number:country="RU">
      <number:month number:textual="true"/>
      <number:text>.</number:text>
      <number:year/>
    </number:date-style>
    <number:time-style style:name="N10115" number:language="ru" number:country="RU">
      <number:hours/>
      <number:text>:</number:text>
      <number:minutes number:style="long"/>
      <number:text> </number:text>
      <number:am-pm/>
    </number:time-style>
    <number:time-style style:name="N10116" number:language="ru" number:country="RU">
      <number:hours/>
      <number:text>:</number:text>
      <number:minutes number:style="long"/>
      <number:text>:</number:text>
      <number:seconds number:style="long"/>
      <number:text> </number:text>
      <number:am-pm/>
    </number:time-style>
    <number:time-style style:name="N10117" number:language="ru" number:country="RU">
      <number:hours/>
      <number:text>:</number:text>
      <number:minutes number:style="long"/>
    </number:time-style>
    <number:time-style style:name="N10118" number:language="ru" number:country="RU">
      <number:hours/>
      <number:text>:</number:text>
      <number:minutes number:style="long"/>
      <number:text>:</number:text>
      <number:seconds number:style="long"/>
    </number:time-style>
    <number:date-style style:name="N10119"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21P0" style:volatile="true" number:language="ru" number:country="RU">
      <number:number number:decimal-places="0" loext:min-decimal-places="0" number:min-integer-digits="1" number:grouping="true"/>
      <number:text>   </number:text>
    </number:number-style>
    <number:number-style style:name="N10121" number:language="ru" number:country="RU">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ru" number:country="RU">
      <number:number number:decimal-places="0" loext:min-decimal-places="0" number:min-integer-digits="1" number:grouping="true"/>
      <number:text>   </number:text>
    </number:number-style>
    <number:number-style style:name="N10122" number:language="ru" number:country="RU">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4P0" style:volatile="true" number:language="ru" number:country="RU">
      <number:number number:decimal-places="2" loext:min-decimal-places="2" number:min-integer-digits="1" number:grouping="true"/>
      <number:text>   </number:text>
    </number:number-style>
    <number:number-style style:name="N10124" number:language="ru" number:country="RU">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ru" number:country="RU">
      <number:number number:decimal-places="2" loext:min-decimal-places="2" number:min-integer-digits="1" number:grouping="true"/>
      <number:text>   </number:text>
    </number:number-style>
    <number:number-style style:name="N10125" number:language="ru" number:country="RU">
      <style:text-properties fo:color="#ff0000"/>
      <number:text>-</number:text>
      <number:number number:decimal-places="2" loext:min-decimal-places="2" number:min-integer-digits="1" number:grouping="true"/>
      <number:text>   </number:text>
      <style:map style:condition="value()&gt;=0" style:apply-style-name="N10125P0"/>
    </number:number-style>
    <number:number-style style:name="N10129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9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9P2" style:volatile="true" number:language="ru" number:country="RU">
      <loext:text> </loext:text>
      <loext:fill-character> </loext:fill-character>
      <number:text>-    </number:text>
    </number:number-style>
    <number:text-style style:name="N10129" number:language="ru" number:country="RU">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3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33P2" style:volatile="true" number:language="ru" number:country="RU">
      <loext:text> </loext:text>
      <loext:fill-character> </loext:fill-character>
      <number:text>-р. </number:text>
    </number:number-style>
    <number:text-style style:name="N10133" number:language="ru" number:country="RU">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37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37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37" number:language="ru" number:country="RU">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41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41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41" number:language="ru" number:country="RU">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6">00.00.0000</text:date>, <text:time style:data-style-name="N2" text:time-value="18:32:16.11700000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5T16:51:42.398000000</meta:creation-date>
    <dc:date>2016-02-26T14:09:54.491000000</dc:date>
    <meta:editing-duration>PT2H59M25S</meta:editing-duration>
    <meta:editing-cycles>3</meta:editing-cycles>
    <meta:generator>LibreOffice/5.0.2.2$Windows_x86 LibreOffice_project/37b43f919e4de5eeaca9b9755ed688758a8251fe</meta:generator>
    <meta:document-statistic meta:table-count="4" meta:cell-count="941" meta:object-count="0"/>
  </office:meta>
</office:document-meta>
</file>